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a47c8" officeooo:paragraph-rsid="000a47c8" style:font-size-asian="14pt" style:font-weight-asian="bold" style:font-size-complex="16pt" style:font-weight-complex="bold"/>
    </style:style>
    <style:style style:name="P2" style:family="paragraph" style:parent-style-name="Standard">
      <style:text-properties fo:font-size="16pt" fo:font-weight="bold" officeooo:rsid="000a47c8" officeooo:paragraph-rsid="000a47c8" style:font-size-asian="16pt" style:font-weight-asian="bold" style:font-size-complex="16pt" style:font-weight-complex="bold"/>
    </style:style>
    <style:style style:name="P3" style:family="paragraph" style:parent-style-name="Standard">
      <style:text-properties fo:font-size="14pt" fo:font-weight="bold" officeooo:rsid="000a47c8" officeooo:paragraph-rsid="000a47c8" style:font-size-asian="14pt" style:font-weight-asian="bold" style:font-size-complex="14pt" style:font-weight-complex="bold"/>
    </style:style>
    <style:style style:name="P4" style:family="paragraph" style:parent-style-name="Standard">
      <style:text-properties fo:font-size="12pt" fo:font-weight="normal" officeooo:rsid="000a47c8" officeooo:paragraph-rsid="000a47c8" style:font-size-asian="10.5pt" style:font-weight-asian="normal" style:font-size-complex="12pt" style:font-weight-complex="normal"/>
    </style:style>
    <style:style style:name="P5" style:family="paragraph" style:parent-style-name="Standard">
      <style:text-properties fo:color="#000000" style:font-name="Liberation Serif" fo:font-size="16pt" fo:font-weight="normal" officeooo:rsid="000a47c8" officeooo:paragraph-rsid="000a47c8" fo:background-color="#ffffff" style:font-size-asian="14pt" style:font-weight-asian="normal" style:font-size-complex="16pt" style:font-weight-complex="normal"/>
    </style:style>
    <style:style style:name="P6" style:family="paragraph" style:parent-style-name="Standard">
      <style:text-properties fo:color="#000000" style:font-name="Liberation Serif" fo:font-size="16pt" fo:font-weight="bold" officeooo:rsid="000a47c8" officeooo:paragraph-rsid="000a47c8" fo:background-color="#ffffff" style:font-size-asian="16pt" style:font-weight-asian="bold" style:font-size-complex="16pt" style:font-weight-complex="bold"/>
    </style:style>
    <style:style style:name="P7" style:family="paragraph" style:parent-style-name="Standard">
      <style:text-properties fo:color="#000000" style:font-name="Liberation Serif" fo:font-size="14pt" fo:font-weight="normal" officeooo:rsid="000a47c8" officeooo:paragraph-rsid="000a47c8" fo:background-color="#ffffff" style:font-size-asian="12.25pt" style:font-weight-asian="normal" style:font-size-complex="14pt" style:font-weight-complex="normal"/>
    </style:style>
    <style:style style:name="P8" style:family="paragraph" style:parent-style-name="Standard">
      <style:text-properties fo:color="#000000" style:font-name="Liberation Serif" fo:font-size="14pt" fo:font-weight="bold" officeooo:rsid="000b3d22" officeooo:paragraph-rsid="000b3d22" fo:background-color="#ffffff" style:font-size-asian="12.25pt" style:font-weight-asian="bold" style:font-size-complex="14pt" style:font-weight-complex="bold"/>
    </style:style>
    <style:style style:name="P9" style:family="paragraph" style:parent-style-name="Standard">
      <style:text-properties fo:color="#000000" style:font-name="Liberation Serif" fo:font-size="14pt" fo:font-weight="bold" officeooo:rsid="000c237c" officeooo:paragraph-rsid="000c237c" fo:background-color="#ffffff" style:font-size-asian="12.25pt" style:font-weight-asian="bold" style:font-size-complex="14pt" style:font-weight-complex="bold"/>
    </style:style>
    <style:style style:name="P10" style:family="paragraph" style:parent-style-name="Standard">
      <style:text-properties fo:color="#000000" style:font-name="Liberation Serif" fo:font-size="14pt" fo:font-weight="bold" officeooo:rsid="000b3d22" officeooo:paragraph-rsid="000b3d22" fo:background-color="#ffffff" style:font-size-asian="14pt" style:font-weight-asian="bold" style:font-size-complex="14pt" style:font-weight-complex="bold"/>
    </style:style>
    <style:style style:name="P11" style:family="paragraph" style:parent-style-name="Standard">
      <style:text-properties fo:color="#000000" style:font-name="Liberation Serif" fo:font-size="12pt" fo:font-weight="normal" officeooo:rsid="000a47c8" officeooo:paragraph-rsid="000a47c8" fo:background-color="#ffffff" style:font-size-asian="10.5pt" style:font-weight-asian="normal" style:font-size-complex="12pt" style:font-weight-complex="normal"/>
    </style:style>
    <style:style style:name="P12" style:family="paragraph" style:parent-style-name="Standard">
      <style:text-properties fo:color="#000000" style:font-name="Liberation Serif" fo:font-size="12pt" fo:font-weight="normal" officeooo:rsid="000b3d22" officeooo:paragraph-rsid="000b3d22" fo:background-color="#ffffff" style:font-size-asian="10.5pt" style:font-weight-asian="normal" style:font-size-complex="12pt" style:font-weight-complex="normal"/>
    </style:style>
    <style:style style:name="P13" style:family="paragraph" style:parent-style-name="Standard">
      <style:text-properties fo:color="#000000" style:font-name="Liberation Serif" fo:font-size="12pt" fo:font-weight="normal" officeooo:rsid="000b3d22" officeooo:paragraph-rsid="000c237c" fo:background-color="#ffffff" style:font-size-asian="10.5pt" style:font-weight-asian="normal" style:font-size-complex="12pt" style:font-weight-complex="normal"/>
    </style:style>
    <style:style style:name="P14" style:family="paragraph" style:parent-style-name="Standard">
      <style:text-properties fo:color="#000000" style:font-name="Liberation Serif" fo:font-size="12pt" fo:font-weight="normal" officeooo:rsid="000c237c" officeooo:paragraph-rsid="000c237c" fo:background-color="#ffffff" style:font-size-asian="10.5pt" style:font-weight-asian="normal" style:font-size-complex="12pt" style:font-weight-complex="normal"/>
    </style:style>
    <style:style style:name="P15" style:family="paragraph" style:parent-style-name="Standard">
      <style:text-properties fo:color="#000000" style:font-name="Liberation Serif" fo:font-size="12pt" fo:font-weight="bold" officeooo:rsid="000b3d22" officeooo:paragraph-rsid="000b3d22" fo:background-color="#ffffff" style:font-size-asian="10.5pt" style:font-weight-asian="bold" style:font-size-complex="12pt" style:font-weight-complex="bold"/>
    </style:style>
    <style:style style:name="P16" style:family="paragraph" style:parent-style-name="Standard">
      <style:text-properties fo:color="#000000" style:font-name="Liberation Serif" fo:font-size="12pt" fo:font-weight="bold" officeooo:rsid="000d49df" officeooo:paragraph-rsid="000d49df" fo:background-color="#ffffff" style:font-size-asian="10.5pt" style:font-weight-asian="bold" style:font-size-complex="12pt" style:font-weight-complex="bold"/>
    </style:style>
    <style:style style:name="P17" style:family="paragraph" style:parent-style-name="Standard">
      <style:text-properties fo:color="#000000" style:font-name="Liberation Serif" fo:font-size="18pt" fo:font-weight="bold" officeooo:rsid="000a47c8" officeooo:paragraph-rsid="000a47c8" fo:background-color="#ffffff" style:font-size-asian="18pt" style:font-weight-asian="bold" style:font-size-complex="18pt" style:font-weight-complex="bold"/>
    </style:style>
    <style:style style:name="P18" style:family="paragraph" style:parent-style-name="Standard">
      <style:text-properties fo:color="#000000" fo:font-size="12pt" fo:font-weight="bold" officeooo:rsid="000a47c8" officeooo:paragraph-rsid="000a47c8" style:font-size-asian="10.5pt" style:font-weight-asian="bold" style:font-size-complex="12pt" style:font-weight-complex="bold"/>
    </style:style>
    <style:style style:name="P19" style:family="paragraph" style:parent-style-name="Standard">
      <style:text-properties fo:font-size="18pt" fo:font-weight="bold" officeooo:rsid="000a47c8" officeooo:paragraph-rsid="000a47c8" style:font-size-asian="18pt" style:font-weight-asian="bold" style:font-size-complex="18pt" style:font-weight-complex="bold"/>
    </style:style>
    <style:style style:name="T1" style:family="text">
      <style:text-properties fo:color="#666666" style:font-name="Ubuntu" fo:background-color="#eeeeee" loext:char-shading-value="0"/>
    </style:style>
    <style:style style:name="T2" style:family="text">
      <style:text-properties fo:color="#666666" style:font-name="Ubuntu" fo:background-color="#ffffff" loext:char-shading-value="0"/>
    </style:style>
    <style:style style:name="T3" style:family="text">
      <style:text-properties style:font-name="Ubuntu" fo:background-color="#eeeeee" loext:char-shading-value="0"/>
    </style:style>
    <style:style style:name="T4" style:family="text">
      <style:text-properties fo:font-weight="normal" style:font-weight-asian="normal" style:font-weight-complex="normal"/>
    </style:style>
    <style:style style:name="T5" style:family="text">
      <style:text-properties officeooo:rsid="000e9c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tartup</text:p>
      <text:p text:style-name="P1"/>
      <text:p text:style-name="P2">Running the Script</text:p>
      <text:p text:style-name="P4"/>
      <text:p text:style-name="P4">Currently, the two startup scripts, startUser.bash and startWorker.bash, are non functional. This is because for the application to function it must run two terminals at one time, and we currently have not found a way to do that using a <text:span text:style-name="T5">single </text:span>bash script.</text:p>
      <text:p text:style-name="P4"/>
      <text:p text:style-name="P2">Manually (Required for Now)</text:p>
      <text:p text:style-name="P3"/>
      <text:p text:style-name="P3">User</text:p>
      <text:p text:style-name="P4">Navigate to BCAI/ML/localUser in two terminals</text:p>
      <text:p text:style-name="P4">In terminal 1, run </text:p>
      <text:p text:style-name="P4"><text:tab/><text:span text:style-name="T1">$ node userCLI.js</text:span></text:p>
      <text:p text:style-name="P4">In terminal 2, run</text:p>
      <text:p text:style-name="P4"><text:tab/><text:span text:style-name="T1">$ sudo python3 execute.py</text:span></text:p>
      <text:p text:style-name="P4"><text:span text:style-name="T1"/></text:p>
      <text:p text:style-name="P3">Provider</text:p>
      <text:p text:style-name="P4">Navigate to BCAI/ML/localWorker in two terminals</text:p>
      <text:p text:style-name="P4">In terminal 1, run </text:p>
      <text:p text:style-name="P4"><text:tab/><text:span text:style-name="T1">$ node workerCLI.js</text:span></text:p>
      <text:p text:style-name="P4">In terminal 2, run</text:p>
      <text:p text:style-name="P4"><text:span text:style-name="T2"><text:tab/></text:span><text:span text:style-name="T1">$ sudo python3 execute.py</text:span></text:p>
      <text:p text:style-name="P4"><text:span text:style-name="T1"/></text:p>
      <text:p text:style-name="P4"><text:span text:style-name="T1"/></text:p>
      <text:p text:style-name="P17">Using the Program</text:p>
      <text:p text:style-name="P5"/>
      <text:p text:style-name="P6">User</text:p>
      <text:p text:style-name="P11">Once the application has started, you can choose to run in the CLI or the web GUI.</text:p>
      <text:p text:style-name="P11"/>
      <text:p text:style-name="P10">CLI</text:p>
      <text:p text:style-name="P12">You will have several options.</text:p>
      <text:p text:style-name="P12"/>
      <text:p text:style-name="P12">1. Start Request</text:p>
      <text:p text:style-name="P12"><text:tab/>How to actually start your request. You will be required to select one of your addresses and give the keystore password for that address. You will then get to input several parameters:</text:p>
      <text:p text:style-name="P12"><text:tab/>I. Max time</text:p>
      <text:p text:style-name="P12"><text:tab/><text:tab/>The maximum time to train your task, in seconds.</text:p>
      <text:p text:style-name="P12"><text:tab/>II. Max target </text:p>
      <text:p text:style-name="P15"><text:tab/><text:tab/><text:span text:style-name="T4">The maximum accuracy you require, in percentage, max being 100 for 100%.</text:span></text:p>
      <text:p text:style-name="P15"><text:span text:style-name="T4"><text:tab/>III. Min price</text:span></text:p>
      <text:p text:style-name="P15"><text:span text:style-name="T4"><text:tab/><text:tab/>The minimum price you are willing to pay, in wei.</text:span></text:p>
      <text:p text:style-name="P15"><text:span text:style-name="T4"><text:tab/>For testing, it is recommended you enter 100, 100, 1000, respectively.</text:span></text:p>
      <text:p text:style-name="P15"><text:span text:style-name="T4"><text:tab/>IV. File path</text:span></text:p>
      <text:p text:style-name="P15"><text:span text:style-name="T4"><text:tab/><text:tab/>The file path to your docker image that contains your ML task script.</text:span></text:p>
      <text:p text:style-name="P15"><text:soft-page-break/><text:span text:style-name="T4">2. Show pools</text:span></text:p>
      <text:p text:style-name="P15"><text:span text:style-name="T4"><text:tab/>Shows the current pools.</text:span></text:p>
      <text:p text:style-name="P15"><text:span text:style-name="T4">3. Create new address</text:span></text:p>
      <text:p text:style-name="P15"><text:span text:style-name="T4"><text:tab/>Allows you to create a new address on the Ropsten or Main ethereum network.</text:span></text:p>
      <text:p text:style-name="P15"><text:span text:style-name="T4">4. Show addresses</text:span></text:p>
      <text:p text:style-name="P15"><text:span text:style-name="T4"><text:tab/>Shows the addresses you have that you can choose from.</text:span></text:p>
      <text:p text:style-name="P15"><text:span text:style-name="T4">5. help</text:span></text:p>
      <text:p text:style-name="P15"><text:span text:style-name="T4"><text:tab/>Displays information about the project.</text:span></text:p>
      <text:p text:style-name="P15"><text:span text:style-name="T4">6. quit</text:span></text:p>
      <text:p text:style-name="P15"><text:span text:style-name="T4"><text:tab/>Exits the application.</text:span></text:p>
      <text:p text:style-name="P15"><text:span text:style-name="T4"/></text:p>
      <text:p text:style-name="P15"><text:span text:style-name="T4">Once you have started your request, assuming there are at least two computers running as a worker (one to be the provider and one to be the validator) you should be able to just wait and, within a few minutes, you will receive your result.</text:span></text:p>
      <text:p text:style-name="P16"><text:span text:style-name="T4">Also, once you have started your request, please do not close the terminal window. If you do, your address will be stuck in the smart contract. Please quit the proper way, using the quit option and entering your keystore password. If you have to press CTRL-C, you will also get the option to enter your keystore password.</text:span></text:p>
      <text:p text:style-name="P15"><text:span text:style-name="T4"/></text:p>
      <text:p text:style-name="P8">Web GUI</text:p>
      <text:p text:style-name="P12">Although the web GUI is mostly functional, it is currently not completely functional so it is recommended to not use it for testing.</text:p>
      <text:p text:style-name="P7"/>
      <text:p text:style-name="P6">Provider</text:p>
      <text:p text:style-name="P11">Once the application has started, you can choose to run in the CLI or the web GUI.</text:p>
      <text:p text:style-name="P11"/>
      <text:p text:style-name="P9">CLI</text:p>
      <text:p text:style-name="P14">You will see the same options for the user CLI, except Start Request is replaced by Start Providing.</text:p>
      <text:p text:style-name="P14">Once you select Start Providing, you will have the same parameters you can input with the same recommended values, except for the file path.</text:p>
      <text:p text:style-name="P14">Once you have started providing, you should be able to just do nothing and requests will be handled automatically.</text:p>
      <text:p text:style-name="P9"/>
      <text:p text:style-name="P9">Web GUI</text:p>
      <text:p text:style-name="P13">Although the web GUI is mostly functional, it is currently not completely functional so it is recommended to not use it for testing.</text:p>
      <text:p text:style-name="P1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8:39.449278837</meta:creation-date>
    <dc:date>2019-12-05T12:16:54.857048184</dc:date>
    <meta:editing-duration>PT6M15S</meta:editing-duration>
    <meta:editing-cycles>3</meta:editing-cycles>
    <meta:generator>LibreOffice/6.0.7.3$Linux_X86_64 LibreOffice_project/00m0$Build-3</meta:generator>
    <meta:document-statistic meta:table-count="0" meta:image-count="0" meta:object-count="0" meta:page-count="2" meta:paragraph-count="54" meta:word-count="506" meta:character-count="2858" meta:non-whitespace-character-count="2380"/>
  </office:meta>
</office:document-meta>
</file>